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fo:margin-left="0in" fo:margin-right="0in" fo:text-align="center" style:justify-single-word="false" fo:text-indent="0.9839in" style:auto-text-indent="false" style:page-number="1"/>
    </style:style>
    <style:style style:name="P3" style:family="paragraph" style:parent-style-name="Standard">
      <style:paragraph-properties fo:margin-left="0.098in" fo:margin-right="0in" fo:margin-top="0.139in" fo:margin-bottom="0in" loext:contextual-spacing="false" fo:line-height="100%" fo:text-align="justify" style:justify-single-word="false" fo:text-indent="0.9839in" style:auto-text-indent="false"/>
    </style:style>
    <style:style style:name="P4" style:family="paragraph" style:parent-style-name="Standard">
      <style:paragraph-properties fo:margin-left="0.098in" fo:margin-right="0in" fo:text-align="justify" style:justify-single-word="false" fo:text-indent="0.9839in" style:auto-text-indent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&lt;NÚMERO DO PROCESSO&gt;&gt;</text:span></text:p>
      <text:p text:style-name="P1"/>
      <text:p text:style-name="P3"><text:span text:style-name="T2">&lt;&lt;REQUERENTE&gt;&gt; ingressou em juízo requerendo o SUPRIMENTO DE ÓBITO de seu(ua) &lt;&lt;PARENTESCO&gt;&gt;, &lt;&lt;NOME DO FALECIDO&gt;&gt;, aduzindo, em síntese, que esta faleceu, em &lt;&lt;LOCAL DO ÓBITO&gt;&gt;, no dia &lt;&lt;DATA&gt;&gt;, tendo como causa mortis o que consta especificado na Declaração de Óbito anexa, mas que não houve a lavratura do registro de óbito no prazo legal.</text:span></text:p>
      <text:p text:style-name="P3"><text:span text:style-name="T2">Manifestou-se o Ministério Público opinando pelo deferimento do pedido (&lt;&lt;ID DO PARECER&gt;&gt;).</text:span></text:p>
      <text:p text:style-name="P3"><text:span text:style-name="T2">É o relatório. Decido.</text:span></text:p>
      <text:p text:style-name="P3"><text:span text:style-name="T2">Os fatos alegados na inicial restam devidamente comprovados pela declaração de óbito acostada aos autos (&lt;&lt;ID DA DECLARAÇÃO DE ÓBITO&gt;&gt;), bem como pelas certidões negativas de óbito expedidas pelos cartórios de registro civil do local do falecimento (&lt;&lt;ID DAS CERTIDÕES&gt;&gt;).</text:span></text:p>
      <text:p text:style-name="P3"><text:span text:style-name="T2">Diante do exposto, com fundamento no artigo 109 da Lei nº 6.015/1973, JULGO PROCEDENTE o pedido para determinar o registro do óbito de &lt;&lt;NOME DO FALECIDO&gt;&gt;, ocorrido no dia &lt;&lt;DATA&gt;&gt;, no Município de &lt;&lt;LOCAL DO ÓBITO&gt;&gt;, consignando-se todas as demais informações constantes na declaração de óbito apresentada.</text:span></text:p>
      <text:p text:style-name="P3"><text:span text:style-name="T2">Concedo o benefício da justiça gratuita, com fulcro no artigo 98 do Código de Processo Civil.</text:span></text:p>
      <text:p text:style-name="P3"><text:span text:style-name="T2">Ademais, ressalto que a presente decisão, em seu dispositivo final, possui eficácia de mandado judicial para fins de inscrição do óbito, não sendo necessária a expedição de ofício, mandado ou qualquer outro documento para sua execução.</text:span></text:p>
      <text:p text:style-name="P3"><text:span text:style-name="T2">Determino que a ordem judicial ora proferida seja imediatamente cumprida pelos órgãos competentes, sob pena de incidência das sanções previstas no artigo 77, inciso VI, §§ 1º, 2º e 5º do CPC, bem como das disposições penais relativas ao crime de desobediência previstas no artigo 330 do Código Penal.</text:span></text:p>
      <text:p text:style-name="P3"><text:span text:style-name="T2">Ficam isentos o pagamento de custas processuais e emolumentos, em virtude da concessão da justiça gratuita.</text:span></text:p>
      <text:p text:style-name="P3"><text:span text:style-name="T2">Por fim, após o cumprimento da presente decisão, proceda-se ao arquivamento dos autos com a devida baixa na distribuição.</text:span></text:p>
      <text:p text:style-name="P3"><text:span text:style-name="T2">Publique-se. Registre-se. Intimem-se.</text:span></text:p>
      <text:p text:style-name="P3"><text:span text:style-name="T2">Teresina, data registrada no sistema.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304" meta:character-count="1987" meta:non-whitespace-character-count="1696"/>
    <meta:generator>LibreOfficeDev/6.0.5.2$Linux_X86_64 LibreOffice_project/</meta:generator>
  </office:meta>
</office:document-meta>
</file>